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ccff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5cm" svg:height="1.5cm" svg:x="2.341cm" svg:y="3.1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2cm" draw:transform="rotate (1.5707963267949) translate (5.041cm 5cm)">
          <text:p/>
          <draw:enhanced-geometry svg:viewBox="0 0 787 799" draw:mirror-vertical="false" draw:mirror-horizontal="true" draw:type="non-primitive" draw:enhanced-path="M 439 12 L 535 102 391 246 252 108 349 12 0 0 12 348 108 258 282 433 282 799 511 799 511 427 685 252 781 348 787 0 439 12 Z N"/>
        </draw:custom-shape>
        <draw:custom-shape draw:style-name="gr3" draw:text-style-name="P3" draw:layer="layout" svg:width="3.1cm" svg:height="1.8cm" svg:x="7.541cm" svg:y="1.6cm">
          <text:p text:style-name="P1"><text:span text:style-name="T1">extensions</text:span></text:p>
          <text:p text:style-name="P1"><text:span text:style-name="T1">gramma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1.7cm" svg:x="7.541cm" svg:y="4.9cm">
          <text:p text:style-name="P1"><text:span text:style-name="T1">code as 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cm" svg:height="0.8cm" svg:x="10.841cm" svg:y="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4cm" svg:height="1.4cm" svg:x="13.341cm" svg:y="1.8cm">
          <text:p text:style-name="P1"><text:span text:style-name="T1">parse</text:span></text:p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5cm" svg:height="0.85cm" svg:x="5.141cm" svg:y="3.35cm">
          <draw:text-box>
            <text:p><text:span text:style-name="T1">split</text:span></text:p>
          </draw:text-box>
        </draw:frame>
        <draw:custom-shape draw:style-name="gr7" draw:text-style-name="P1" draw:layer="layout" svg:width="0.8cm" svg:height="1.7cm" svg:x="14.214cm" svg:y="3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0.8cm" svg:x="11.241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6cm" svg:height="1.1cm" svg:x="13.841cm" svg:y="5.3cm">
          <text:p text:style-name="P2"><text:span text:style-name="T1">A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2.493cm" fo:margin-left="1.941cm" fo:margin-right="4.15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Reis</meta:initial-creator>
    <meta:creation-date>2012-09-05T16:44:22</meta:creation-date>
    <dc:date>2012-09-18T20:12:38</dc:date>
    <dc:creator>Leonardo Reis</dc:creator>
    <meta:editing-duration>PT1H10M11S</meta:editing-duration>
    <meta:editing-cycles>7</meta:editing-cycles>
    <meta:generator>LibreOffice/3.5$Linux_X86_64 LibreOffice_project/350m1$Build-2</meta:generator>
    <meta:document-statistic meta:object-count="10"/>
  </office:meta>
</office:document-meta>
</file>